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5) et fondée sur le courant énactif des sciences cognitives, propose une naturalisation du sens linguistique alternative à celle des sciences cognitives classiques sur laquelle repose l'épidémiologie des représentations. Je présente le cadre qu'elle offre pour analyser le sens comme émanant d'une dynamique d'interaction, et suggèr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2">mentale</text:span>, lorsqu'elle existe dans l'esprit de quelqu'un, ou <text:span text:style-name="T3">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sur lesquelles il fonde sa théorie. Le système cognitif est vu comme un ensemble de modules de traitement de l'information indépendants (introduits par Fodor, 1983)<text:note text:id="ftn0"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a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8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étudiant la <text:span text:style-name="T6">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8).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Non seulement les gènes sont donc insuffisants pour décrire le développement et l'évolution biologique, mais encore n'est-il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Tooby et Cosmides, 1992) pour rendre naturel l'apprentissage d'une capacité (la notion d'instinct d'apprentissage, plutôt qu'une innéité directe des capacités, permet de rendre partiellement compte d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Tooby et Cosmides, 1992).</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8).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concep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qui sont reconnues par la mémétique.</text:p>
      <text:p text:style-name="Text_20_body">Cependant, les deux modèles ont en commun une certaine concep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2"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réflexion d'Ingold rapportée ci-dessus recouvre trois degrés de critique.</text:p>
      <text:p text:style-name="Text_20_body">Le premier est une critique du dualisme consistant à séparer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3"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revient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4"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le contenu d'un concept n'est pas une propriété intrinsèque, mais plutôt une propriété relationnelle de la réalisation neurale de ce concept, et dépend de l'environnement et de l'histoire [...] de cet objet neural»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étendre les conclusions de ces approches à la théorie de l'évolution, qui pour l'instant est essentiellement basée sur la notion d'organisme. À notre connaissance cette proposition n'a pour l'instant pas été formalisée<text:note text:id="ftn5" text:note-class="footnote"><text:note-citation>6</text:note-citation><text:note-body><text:p text:style-name="Footnote">Cependant Krakauer <text:span text:style-name="T51">et</text:span><text:span text:style-name="T52"> </text:span><text:span text:style-name="T53">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relever d'une évolution culturelle au long cours. Mais tant la mémétique que l'épidémiologie des représentations visent à fournir un cadre pour les phénomènes culturels à toutes les échelles temporelles, incluant les échanges langagiers. L'application de cette discussion à la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6"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fond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importa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Afin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évident au moment de trancher cette question pour définir une hypothèse: dans de nombreux cas, ce que les interlocuteurs comprennent d'un énoncé est une construction émanant non seulement de la situation concrète du lecteur mais aussi de la dynamique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7"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58">et</text:span><text:span text:style-name="T59"> </text:span><text:span text:style-name="T60">al.</text:span> (2016)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à ce jour, les principaux résultats portent sur des mesures non sémantiques telles que la transmissibilité (par exemple par Claidière <text:span text:style-name="T61">et</text:span><text:span text:style-name="T62"> </text:span><text:span text:style-name="T63">al.</text:span>, 2014, qui étudient les transformations de motifs visuels abstraits chez les grands singes) ou la mémorabilité (Danescu-Niculescu-Mizil <text:span text:style-name="T64">et</text:span><text:span text:style-name="T65"> </text:span><text:span text:style-name="T66">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phénomènes du sens pragmatique<text:note text:id="ftn8" text:note-class="footnote"><text:note-citation>9</text:note-citation><text:note-body><text:p text:style-name="Footnote">Notamment, elle prédit un résultat de Danescu-Niculescu-Mizil <text:span text:style-name="T67">et</text:span><text:span text:style-name="T68"> </text:span><text:span text:style-name="T69">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cette dernière comme une «activité exploratoire»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ressentis différent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text:span text:style-name="T70">sense-making</text:span> en anglais. Pour l'approche énactive, cette activité par laquelle un organisme est couplé avec son environnement, et régule lui-même ce couplage en fonction de ses intérêts, <text:span text:style-name="T71">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text:span text:style-name="T72">participatory</text:span><text:span text:style-name="T73"> </text:span><text:span text:style-name="T74">sense-making</text:span> en anglais.</text:p>
      <text:p text:style-name="Text_20_body">La quatrième et dernière étape nous ramène enfin à la linguistique. S'appuyant sur les concepts développés ci-dessus, Cuffari, Di Paolo et De Jaegher (2015)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la répétition de ces régularités finit par créer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et recevoir (Cuffari, Di Paolo et De Jaegher, 2015 : 14). Cette organisation donne lieu à l'émergence de nouvelles régularités, menant à d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p. 4). Ainsi, l'activité langagière «émerge comme une forme spéciale d'agence sociale, c'est-à-dire une solution particulière à une certaine progression de problèmes conceptuels venant de tensions récurrentes entre les niveaux individuel et interactif du faire-sens» (p. 4). Dans ce cadre, «les mots sont des motifs disponibles pour énacter certaines formes de faire-sens»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participer à former une théorie de la relation entre le biologique, le cognitif, et le social, naturalisant toute notion de contenu et contenant.</text:p>
      <text:h text:style-name="Heading_20_1" text:outline-level="1">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adresse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Bibliographie</text:h>
      <text:p text:style-name="First_20_paragraph">Adamic, Lada A., Thomas M. Lento, Eytan Adar et Pauline C. Ng. 2016. Information Evolution in Social Networks. In, <text:span text:style-name="T75">Proceedings</text:span><text:span text:style-name="T76"> </text:span><text:span text:style-name="T77">of</text:span><text:span text:style-name="T78"> </text:span><text:span text:style-name="T79">the</text:span><text:span text:style-name="T80"> </text:span><text:span text:style-name="T81">Ninth</text:span><text:span text:style-name="T82"> </text:span><text:span text:style-name="T83">ACM</text:span><text:span text:style-name="T84"> </text:span><text:span text:style-name="T85">International</text:span><text:span text:style-name="T86"> </text:span><text:span text:style-name="T87">Conference</text:span><text:span text:style-name="T88"> </text:span><text:span text:style-name="T89">on</text:span><text:span text:style-name="T90"> </text:span><text:span text:style-name="T91">Web</text:span><text:span text:style-name="T92"> </text:span><text:span text:style-name="T93">Search</text:span><text:span text:style-name="T94"> </text:span><text:span text:style-name="T95">and</text:span><text:span text:style-name="T96"> </text:span><text:span text:style-name="T97">Data</text:span><text:span text:style-name="T98"> </text:span><text:span text:style-name="T99">Mining</text:span>, 473‑482. (WSDM ’16). New York, NY, USA: ACM.</text:p>
      <text:p text:style-name="Text_20_body">Aunger, Robert. 2000. <text:span text:style-name="T100">Darwinizing</text:span><text:span text:style-name="T101"> </text:span><text:span text:style-name="T102">culture</text:span><text:span text:style-name="T103">:</text:span><text:span text:style-name="T104"> </text:span><text:span text:style-name="T105">The</text:span><text:span text:style-name="T106"> </text:span><text:span text:style-name="T107">status</text:span><text:span text:style-name="T108"> </text:span><text:span text:style-name="T109">of</text:span><text:span text:style-name="T110"> </text:span><text:span text:style-name="T111">memetics</text:span><text:span text:style-name="T112"> </text:span><text:span text:style-name="T113">as</text:span><text:span text:style-name="T114"> </text:span><text:span text:style-name="T115">a</text:span><text:span text:style-name="T116"> </text:span><text:span text:style-name="T117">science</text:span>. Oxford; New York: Oxford University Press.</text:p>
      <text:p text:style-name="Text_20_body">Auvray, Malika, Charles Lenay et John Stewart. 2009. Perceptual Interactions in a Minimalist Virtual Environment. <text:span text:style-name="T118">New</text:span><text:span text:style-name="T119"> </text:span><text:span text:style-name="T120">Ideas</text:span><text:span text:style-name="T121"> </text:span><text:span text:style-name="T122">in</text:span><text:span text:style-name="T123"> </text:span><text:span text:style-name="T124">Psychology</text:span> 27(1). 32‑47.</text:p>
      <text:p text:style-name="Text_20_body">Bateson, Gregory. 1972. <text:span text:style-name="T125">Steps</text:span><text:span text:style-name="T126"> </text:span><text:span text:style-name="T127">to</text:span><text:span text:style-name="T128"> </text:span><text:span text:style-name="T129">an</text:span><text:span text:style-name="T130"> </text:span><text:span text:style-name="T131">Ecology</text:span><text:span text:style-name="T132"> </text:span><text:span text:style-name="T133">of</text:span><text:span text:style-name="T134"> </text:span><text:span text:style-name="T135">Mind</text:span><text:span text:style-name="T136">:</text:span><text:span text:style-name="T137"> </text:span><text:span text:style-name="T138">Collected</text:span><text:span text:style-name="T139"> </text:span><text:span text:style-name="T140">Essays</text:span><text:span text:style-name="T141"> </text:span><text:span text:style-name="T142">in</text:span><text:span text:style-name="T143"> </text:span><text:span text:style-name="T144">Anthropology</text:span><text:span text:style-name="T145">,</text:span><text:span text:style-name="T146"> </text:span><text:span text:style-name="T147">Psychiatry</text:span><text:span text:style-name="T148">,</text:span><text:span text:style-name="T149"> </text:span><text:span text:style-name="T150">Evolution</text:span><text:span text:style-name="T151">,</text:span><text:span text:style-name="T152"> </text:span><text:span text:style-name="T153">and</text:span><text:span text:style-name="T154"> </text:span><text:span text:style-name="T155">Epistemology</text:span>. University of Chicago Press.</text:p>
      <text:p text:style-name="Text_20_body">Becker, Howard S. 1996. The Epistemology of Qualitative Research. In R. Jessor, A. Colby et R. A. Shweder (éd.), <text:span text:style-name="T156">Ethnography</text:span><text:span text:style-name="T157"> </text:span><text:span text:style-name="T158">and</text:span><text:span text:style-name="T159"> </text:span><text:span text:style-name="T160">Human</text:span><text:span text:style-name="T161"> </text:span><text:span text:style-name="T162">Development:</text:span><text:span text:style-name="T163"> </text:span><text:span text:style-name="T164">Context</text:span><text:span text:style-name="T165"> </text:span><text:span text:style-name="T166">and</text:span><text:span text:style-name="T167"> </text:span><text:span text:style-name="T168">Meaning</text:span><text:span text:style-name="T169"> </text:span><text:span text:style-name="T170">in</text:span><text:span text:style-name="T171"> </text:span><text:span text:style-name="T172">Social</text:span><text:span text:style-name="T173"> </text:span><text:span text:style-name="T174">Inquiry</text:span>, 53‑71. (The John D. and Catherine T. MacArthur Foundation series on mental health and development.). Chicago, IL, US: University of Chicago Press.</text:p>
      <text:p text:style-name="Text_20_body">Bourdieu, Pierre. 1980. <text:span text:style-name="T175">Le</text:span><text:span text:style-name="T176"> </text:span><text:span text:style-name="T177">sens</text:span><text:span text:style-name="T178"> </text:span><text:span text:style-name="T179">pratique</text:span>. Paris: Editions de Minuit.</text:p>
      <text:p text:style-name="Text_20_body">Boyd, Robert et Peter J Richerson. 1985. <text:span text:style-name="T180">Culture</text:span><text:span text:style-name="T181"> </text:span><text:span text:style-name="T182">and</text:span><text:span text:style-name="T183"> </text:span><text:span text:style-name="T184">the</text:span><text:span text:style-name="T185"> </text:span><text:span text:style-name="T186">evolutionary</text:span><text:span text:style-name="T187"> </text:span><text:span text:style-name="T188">process</text:span>. Chicago: University of Chicago Press.</text:p>
      <text:p text:style-name="Text_20_body">Claidière, Nicolas, Kenny Smith, Simon Kirby et Joël Fagot. 2014. Cultural evolution of systematically structured behaviour in a non-human primate. <text:span text:style-name="T189">Proceedings</text:span><text:span text:style-name="T190"> </text:span><text:span text:style-name="T191">of</text:span><text:span text:style-name="T192"> </text:span><text:span text:style-name="T193">the</text:span><text:span text:style-name="T194"> </text:span><text:span text:style-name="T195">Royal</text:span><text:span text:style-name="T196"> </text:span><text:span text:style-name="T197">Society</text:span><text:span text:style-name="T198"> </text:span><text:span text:style-name="T199">of</text:span><text:span text:style-name="T200"> </text:span><text:span text:style-name="T201">London</text:span><text:span text:style-name="T202"> </text:span><text:span text:style-name="T203">B</text:span><text:span text:style-name="T204">:</text:span><text:span text:style-name="T205"> </text:span><text:span text:style-name="T206">Biological</text:span><text:span text:style-name="T207"> </text:span><text:span text:style-name="T208">Sciences</text:span> 281(1797). 20141541.</text:p>
      <text:p text:style-name="Text_20_body">Croft, William. 2013. An evolutionary model of language change and language structure. In, <text:span text:style-name="T209">Explaining</text:span><text:span text:style-name="T210"> </text:span><text:span text:style-name="T211">Language</text:span><text:span text:style-name="T212"> </text:span><text:span text:style-name="T213">Change</text:span><text:span text:style-name="T214">:</text:span><text:span text:style-name="T215"> </text:span><text:span text:style-name="T216">An</text:span><text:span text:style-name="T217"> </text:span><text:span text:style-name="T218">Evolutionary</text:span><text:span text:style-name="T219"> </text:span><text:span text:style-name="T220">Approach</text:span>. Draft 2nd edition (revised).</text:p>
      <text:p text:style-name="Text_20_body">Cuffari, Elena Clare, Ezequiel Di Paolo et Hanne De Jaegher. 2015. From Participatory Sense-Making to Language: There and Back Again. <text:span text:style-name="T221">Phenomenology</text:span><text:span text:style-name="T222"> </text:span><text:span text:style-name="T223">and</text:span><text:span text:style-name="T224"> </text:span><text:span text:style-name="T225">the</text:span><text:span text:style-name="T226"> </text:span><text:span text:style-name="T227">Cognitive</text:span><text:span text:style-name="T228"> </text:span><text:span text:style-name="T229">Sciences</text:span> 14(4). 1089‑1125.</text:p>
      <text:p text:style-name="Text_20_body">Danescu-Niculescu-Mizil, Cristian, Justin Cheng, Jon Kleinberg et Lillian Lee. 2012. You Had Me at Hello: How Phrasing Affects Memorability. In, <text:span text:style-name="T230">ACL</text:span><text:span text:style-name="T231"> </text:span><text:span text:style-name="T232">’12</text:span><text:span text:style-name="T233"> </text:span><text:span text:style-name="T234">Proceedings</text:span><text:span text:style-name="T235"> </text:span><text:span text:style-name="T236">of</text:span><text:span text:style-name="T237"> </text:span><text:span text:style-name="T238">the</text:span><text:span text:style-name="T239"> </text:span><text:span text:style-name="T240">50th</text:span><text:span text:style-name="T241"> </text:span><text:span text:style-name="T242">Annual</text:span><text:span text:style-name="T243"> </text:span><text:span text:style-name="T244">Meeting</text:span><text:span text:style-name="T245"> </text:span><text:span text:style-name="T246">of</text:span><text:span text:style-name="T247"> </text:span><text:span text:style-name="T248">the</text:span><text:span text:style-name="T249"> </text:span><text:span text:style-name="T250">Association</text:span><text:span text:style-name="T251"> </text:span><text:span text:style-name="T252">for</text:span><text:span text:style-name="T253"> </text:span><text:span text:style-name="T254">Computational</text:span><text:span text:style-name="T255"> </text:span><text:span text:style-name="T256">Linguistics</text:span><text:span text:style-name="T257">:</text:span><text:span text:style-name="T258"> </text:span><text:span text:style-name="T259">Long</text:span><text:span text:style-name="T260"> </text:span><text:span text:style-name="T261">Papers</text:span>, vol. 1, 892‑901.</text:p>
      <text:p text:style-name="Text_20_body">Darwin, Charles. 1981[1871]. <text:span text:style-name="T262">The</text:span><text:span text:style-name="T263"> </text:span><text:span text:style-name="T264">Descent</text:span><text:span text:style-name="T265"> </text:span><text:span text:style-name="T266">of</text:span><text:span text:style-name="T267"> </text:span><text:span text:style-name="T268">Man</text:span><text:span text:style-name="T269">,</text:span><text:span text:style-name="T270"> </text:span><text:span text:style-name="T271">and</text:span><text:span text:style-name="T272"> </text:span><text:span text:style-name="T273">Selection</text:span><text:span text:style-name="T274"> </text:span><text:span text:style-name="T275">in</text:span><text:span text:style-name="T276"> </text:span><text:span text:style-name="T277">Relation</text:span><text:span text:style-name="T278"> </text:span><text:span text:style-name="T279">to</text:span><text:span text:style-name="T280"> </text:span><text:span text:style-name="T281">Sex</text:span>. Princeton, N.J.: Princeton University Press.</text:p>
      <text:p text:style-name="Text_20_body">Dawkins, Richard. 2006[1976]. <text:span text:style-name="T282">The</text:span><text:span text:style-name="T283"> </text:span><text:span text:style-name="T284">Selfish</text:span><text:span text:style-name="T285"> </text:span><text:span text:style-name="T286">Gene</text:span>. Oxford; New York: Oxford University Press.</text:p>
      <text:p text:style-name="Text_20_body">De Jaegher, Hanne et Ezequiel Di Paolo. 2007. Participatory sense-making. <text:span text:style-name="T287">Phenomenology</text:span><text:span text:style-name="T288"> </text:span><text:span text:style-name="T289">and</text:span><text:span text:style-name="T290"> </text:span><text:span text:style-name="T291">the</text:span><text:span text:style-name="T292"> </text:span><text:span text:style-name="T293">Cognitive</text:span><text:span text:style-name="T294"> </text:span><text:span text:style-name="T295">Sciences</text:span> 6(4). 485‑507.</text:p>
      <text:p text:style-name="Text_20_body">Di Paolo, Ezequiel A., Marieke Rohde et Hiroyuki Iizuka. 2008. Sensitivity to Social Contingency or Stability of Interaction? Modelling the Dynamics of Perceptual Crossing. <text:span text:style-name="T296">New</text:span><text:span text:style-name="T297"> </text:span><text:span text:style-name="T298">Ideas</text:span><text:span text:style-name="T299"> </text:span><text:span text:style-name="T300">in</text:span><text:span text:style-name="T301"> </text:span><text:span text:style-name="T302">Psychology</text:span> 26(2). (Dynamics and Psychology). 278‑294.</text:p>
      <text:p text:style-name="Text_20_body">Fisher, Ronald A et J. H Bennett. 1999[1930]. <text:span text:style-name="T303">The</text:span><text:span text:style-name="T304"> </text:span><text:span text:style-name="T305">genetical</text:span><text:span text:style-name="T306"> </text:span><text:span text:style-name="T307">theory</text:span><text:span text:style-name="T308"> </text:span><text:span text:style-name="T309">of</text:span><text:span text:style-name="T310"> </text:span><text:span text:style-name="T311">natural</text:span><text:span text:style-name="T312"> </text:span><text:span text:style-name="T313">selection</text:span><text:span text:style-name="T314">:</text:span><text:span text:style-name="T315"> </text:span><text:span text:style-name="T316">A</text:span><text:span text:style-name="T317"> </text:span><text:span text:style-name="T318">complete</text:span><text:span text:style-name="T319"> </text:span><text:span text:style-name="T320">variorum</text:span><text:span text:style-name="T321"> </text:span><text:span text:style-name="T322">edition</text:span>. Oxford: Oxford University Press.</text:p>
      <text:p text:style-name="Text_20_body">Fodor, Jerry A. 1983. <text:span text:style-name="T323">The</text:span><text:span text:style-name="T324"> </text:span><text:span text:style-name="T325">Modularity</text:span><text:span text:style-name="T326"> </text:span><text:span text:style-name="T327">of</text:span><text:span text:style-name="T328"> </text:span><text:span text:style-name="T329">Mind</text:span><text:span text:style-name="T330">:</text:span><text:span text:style-name="T331"> </text:span><text:span text:style-name="T332">An</text:span><text:span text:style-name="T333"> </text:span><text:span text:style-name="T334">Essay</text:span><text:span text:style-name="T335"> </text:span><text:span text:style-name="T336">on</text:span><text:span text:style-name="T337"> </text:span><text:span text:style-name="T338">Faculty</text:span><text:span text:style-name="T339"> </text:span><text:span text:style-name="T340">Psychology</text:span>. Cambridge, Mass.: MIT Press.</text:p>
      <text:p text:style-name="Text_20_body">Gibson, James J. 2014[1979]. <text:span text:style-name="T341">The</text:span><text:span text:style-name="T342"> </text:span><text:span text:style-name="T343">Ecological</text:span><text:span text:style-name="T344"> </text:span><text:span text:style-name="T345">Approach</text:span><text:span text:style-name="T346"> </text:span><text:span text:style-name="T347">to</text:span><text:span text:style-name="T348"> </text:span><text:span text:style-name="T349">Visual</text:span><text:span text:style-name="T350"> </text:span><text:span text:style-name="T351">Perception</text:span><text:span text:style-name="T352">:</text:span><text:span text:style-name="T353"> </text:span><text:span text:style-name="T354">Classic</text:span><text:span text:style-name="T355"> </text:span><text:span text:style-name="T356">Edition</text:span>. Psychology Press.</text:p>
      <text:p text:style-name="Text_20_body">Harvey, Matthew I. 2015. Content in Languaging: Why Radical Enactivism Is Incompatible with Representational Theories of Language. <text:span text:style-name="T357">Language</text:span><text:span text:style-name="T358"> </text:span><text:span text:style-name="T359">Sciences</text:span> 48. 90‑129.</text:p>
      <text:p text:style-name="Text_20_body">Hutto, Daniel D et Erik Myin. 2013. <text:span text:style-name="T360">Radicalizing</text:span><text:span text:style-name="T361"> </text:span><text:span text:style-name="T362">Enactivism</text:span><text:span text:style-name="T363">:</text:span><text:span text:style-name="T364"> </text:span><text:span text:style-name="T365">Basic</text:span><text:span text:style-name="T366"> </text:span><text:span text:style-name="T367">Minds</text:span><text:span text:style-name="T368"> </text:span><text:span text:style-name="T369">Without</text:span><text:span text:style-name="T370"> </text:span><text:span text:style-name="T371">Content</text:span>. Cambridge, Mass.: MIT Press.</text:p>
      <text:p text:style-name="Text_20_body">Ingold, Tim. 1998. From Complementarity to Obviation: On Dissolving the Boundaries Between Social and Biological Anthropology, Archaeology and Psychology. <text:span text:style-name="T372">Zeitschrift</text:span><text:span text:style-name="T373"> </text:span><text:span text:style-name="T374">für</text:span><text:span text:style-name="T375"> </text:span><text:span text:style-name="T376">Ethnologie</text:span> 123(1). 21‑52.</text:p>
      <text:p text:style-name="Text_20_body">Ingold, Tim. 2001. From the Transmission of Representations to the Education of Attention. In Harvey Whitehouse (éd.), <text:span text:style-name="T377">The</text:span><text:span text:style-name="T378"> </text:span><text:span text:style-name="T379">Debated</text:span><text:span text:style-name="T380"> </text:span><text:span text:style-name="T381">Mind</text:span><text:span text:style-name="T382">:</text:span><text:span text:style-name="T383"> </text:span><text:span text:style-name="T384">Evolutionary</text:span><text:span text:style-name="T385"> </text:span><text:span text:style-name="T386">Psychology</text:span><text:span text:style-name="T387"> </text:span><text:span text:style-name="T388">Versus</text:span><text:span text:style-name="T389"> </text:span><text:span text:style-name="T390">Ethnography</text:span>, 113‑153. Oxford &amp; New York: Berg.</text:p>
      <text:p text:style-name="Text_20_body">Ingold, Tim. 2004. Beyond biology and culture. The meaning of evolution in a relational world. <text:span text:style-name="T391">Social</text:span><text:span text:style-name="T392"> </text:span><text:span text:style-name="T393">Anthropology</text:span> 12(2). 209‑221.</text:p>
      <text:p text:style-name="Text_20_body">Ingold, Tim. 2007. The trouble with « evolutionary biology ». <text:span text:style-name="T394">Anthropology</text:span><text:span text:style-name="T395"> </text:span><text:span text:style-name="T396">Today</text:span> 23(2). 13‑17.</text:p>
      <text:p text:style-name="Text_20_body">Ingold, Tim et Gisli Palsson. 2014. Biosocial Becomings Integrating Social and Biological Anthropology | Biological Anthropology and Primatology. <text:span text:style-name="T397">Cambridge</text:span><text:span text:style-name="T398"> </text:span><text:span text:style-name="T399">University</text:span><text:span text:style-name="T400"> </text:span><text:span text:style-name="T401">Press</text:span>.</text:p>
      <text:p text:style-name="Text_20_body">Jablonka, Eva M. 2001. The Systems of Inheritance. In Susan Oyama, Paul Griffiths et Russell D Gray (éd.), <text:span text:style-name="T402">Cycles</text:span><text:span text:style-name="T403"> </text:span><text:span text:style-name="T404">of</text:span><text:span text:style-name="T405"> </text:span><text:span text:style-name="T406">contingency</text:span><text:span text:style-name="T407">:</text:span><text:span text:style-name="T408"> </text:span><text:span text:style-name="T409">Developmental</text:span><text:span text:style-name="T410"> </text:span><text:span text:style-name="T411">systems</text:span><text:span text:style-name="T412"> </text:span><text:span text:style-name="T413">and</text:span><text:span text:style-name="T414"> </text:span><text:span text:style-name="T415">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416">The</text:span><text:span text:style-name="T417"> </text:span><text:span text:style-name="T418">Nature</text:span><text:span text:style-name="T419"> </text:span><text:span text:style-name="T420">of</text:span><text:span text:style-name="T421"> </text:span><text:span text:style-name="T422">Culture</text:span>. Chicago: University of Chicago Press.</text:p>
      <text:p text:style-name="Text_20_body">Lauf, Aurelien, Mathieu Valette et Leila Khouas. 2013. Analyzing Variation Patterns In Quotes Over Time. <text:span text:style-name="T423">Research</text:span><text:span text:style-name="T424"> </text:span><text:span text:style-name="T425">in</text:span><text:span text:style-name="T426"> </text:span><text:span text:style-name="T427">Computing</text:span><text:span text:style-name="T428"> </text:span><text:span text:style-name="T429">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430">Proceedings</text:span><text:span text:style-name="T431"> </text:span><text:span text:style-name="T432">of</text:span><text:span text:style-name="T433"> </text:span><text:span text:style-name="T434">the</text:span><text:span text:style-name="T435"> </text:span><text:span text:style-name="T436">15th</text:span><text:span text:style-name="T437"> </text:span><text:span text:style-name="T438">ACM</text:span><text:span text:style-name="T439"> </text:span><text:span text:style-name="T440">SIGKDD</text:span><text:span text:style-name="T441"> </text:span><text:span text:style-name="T442">International</text:span><text:span text:style-name="T443"> </text:span><text:span text:style-name="T444">Conference</text:span><text:span text:style-name="T445"> </text:span><text:span text:style-name="T446">on</text:span><text:span text:style-name="T447"> </text:span><text:span text:style-name="T448">Knowledge</text:span><text:span text:style-name="T449"> </text:span><text:span text:style-name="T450">Discovery</text:span><text:span text:style-name="T451"> </text:span><text:span text:style-name="T452">and</text:span><text:span text:style-name="T453"> </text:span><text:span text:style-name="T454">Data</text:span><text:span text:style-name="T455"> </text:span><text:span text:style-name="T456">Mining</text:span>, 497‑506. (KDD ’09). New York, NY, USA: ACM.</text:p>
      <text:p text:style-name="Text_20_body">Lewontin, Richard C. 2001a. Gene, Organism and Environment: A New Introduction. In Susan Oyama, Paul Griffiths et Russell D Gray (éd.), <text:span text:style-name="T457">Cycles</text:span><text:span text:style-name="T458"> </text:span><text:span text:style-name="T459">of</text:span><text:span text:style-name="T460"> </text:span><text:span text:style-name="T461">contingency</text:span><text:span text:style-name="T462">:</text:span><text:span text:style-name="T463"> </text:span><text:span text:style-name="T464">Developmental</text:span><text:span text:style-name="T465"> </text:span><text:span text:style-name="T466">systems</text:span><text:span text:style-name="T467"> </text:span><text:span text:style-name="T468">and</text:span><text:span text:style-name="T469"> </text:span><text:span text:style-name="T470">evolution</text:span>, 55‑58. Cambridge, Mass.: MIT Press.</text:p>
      <text:p text:style-name="Text_20_body">Lewontin, Richard C. 2001b. Gene, Organism and Environment. In Susan Oyama, Paul Griffiths et Russell D Gray (éd.), <text:span text:style-name="T471">Cycles</text:span><text:span text:style-name="T472"> </text:span><text:span text:style-name="T473">of</text:span><text:span text:style-name="T474"> </text:span><text:span text:style-name="T475">contingency</text:span><text:span text:style-name="T476">:</text:span><text:span text:style-name="T477"> </text:span><text:span text:style-name="T478">Developmental</text:span><text:span text:style-name="T479"> </text:span><text:span text:style-name="T480">systems</text:span><text:span text:style-name="T481"> </text:span><text:span text:style-name="T482">and</text:span><text:span text:style-name="T483"> </text:span><text:span text:style-name="T484">evolution</text:span>, 59‑66. Cambridge, Mass.: MIT Press.</text:p>
      <text:p text:style-name="Text_20_body">Maingueneau, Dominique. 2004. La Situation D’énonciation, Entre Langue et Discours. In, <text:span text:style-name="T485">Dix</text:span><text:span text:style-name="T486"> </text:span><text:span text:style-name="T487">Ans</text:span><text:span text:style-name="T488"> </text:span><text:span text:style-name="T489">de</text:span><text:span text:style-name="T490"> </text:span><text:span text:style-name="T491">S</text:span><text:span text:style-name="T492">.</text:span><text:span text:style-name="T493">D</text:span><text:span text:style-name="T494">.</text:span><text:span text:style-name="T495">U</text:span><text:span text:style-name="T496">.</text:span>, 197‑210. Craiova, Roumanie: Editura Universitaria Craiova.</text:p>
      <text:p text:style-name="Text_20_body">Maturana, Humberto R et Francisco J Varela. 1980. <text:span text:style-name="T497">Autopoiesis</text:span><text:span text:style-name="T498"> </text:span><text:span text:style-name="T499">and</text:span><text:span text:style-name="T500"> </text:span><text:span text:style-name="T501">Cognition</text:span><text:span text:style-name="T502">:</text:span><text:span text:style-name="T503"> </text:span><text:span text:style-name="T504">The</text:span><text:span text:style-name="T505"> </text:span><text:span text:style-name="T506">Realization</text:span><text:span text:style-name="T507"> </text:span><text:span text:style-name="T508">of</text:span><text:span text:style-name="T509"> </text:span><text:span text:style-name="T510">the</text:span><text:span text:style-name="T511"> </text:span><text:span text:style-name="T512">Living</text:span>. Dordrecht, Holland; Boston: D. Reidel Pub. Co.</text:p>
      <text:p text:style-name="Text_20_body">Mauss, Marcel. 1936. Les Techniques Du Corps. <text:span text:style-name="T513">Journal</text:span><text:span text:style-name="T514"> </text:span><text:span text:style-name="T515">de</text:span><text:span text:style-name="T516"> </text:span><text:span text:style-name="T517">Psychologie</text:span> 32(3-4).</text:p>
      <text:p text:style-name="Text_20_body">Mesoudi, Alex. 2011. <text:span text:style-name="T518">Cultural</text:span><text:span text:style-name="T519"> </text:span><text:span text:style-name="T520">Evolution</text:span><text:span text:style-name="T521">:</text:span><text:span text:style-name="T522"> </text:span><text:span text:style-name="T523">How</text:span><text:span text:style-name="T524"> </text:span><text:span text:style-name="T525">Darwinian</text:span><text:span text:style-name="T526"> </text:span><text:span text:style-name="T527">Theory</text:span><text:span text:style-name="T528"> </text:span><text:span text:style-name="T529">Can</text:span><text:span text:style-name="T530"> </text:span><text:span text:style-name="T531">Explain</text:span><text:span text:style-name="T532"> </text:span><text:span text:style-name="T533">Human</text:span><text:span text:style-name="T534"> </text:span><text:span text:style-name="T535">Culture</text:span><text:span text:style-name="T536"> </text:span><text:span text:style-name="T537">and</text:span><text:span text:style-name="T538"> </text:span><text:span text:style-name="T539">Synthesize</text:span><text:span text:style-name="T540"> </text:span><text:span text:style-name="T541">the</text:span><text:span text:style-name="T542"> </text:span><text:span text:style-name="T543">Social</text:span><text:span text:style-name="T544"> </text:span><text:span text:style-name="T545">Sciences</text:span>. University of Chicago Press.</text:p>
      <text:p text:style-name="Text_20_body">Mesoudi, Alex, Andrew Whiten et Kevin N. Laland. 2006. Towards a Unified Science of Cultural Evolution. <text:span text:style-name="T546">Behavioral</text:span><text:span text:style-name="T547"> </text:span><text:span text:style-name="T548">and</text:span><text:span text:style-name="T549"> </text:span><text:span text:style-name="T550">Brain</text:span><text:span text:style-name="T551"> </text:span><text:span text:style-name="T552">Sciences</text:span> 29(04). 329‑347.</text:p>
      <text:p text:style-name="Text_20_body">Millikan, Ruth Garrett. 1984. <text:span text:style-name="T553">Language</text:span><text:span text:style-name="T554">,</text:span><text:span text:style-name="T555"> </text:span><text:span text:style-name="T556">thought</text:span><text:span text:style-name="T557">,</text:span><text:span text:style-name="T558"> </text:span><text:span text:style-name="T559">and</text:span><text:span text:style-name="T560"> </text:span><text:span text:style-name="T561">other</text:span><text:span text:style-name="T562"> </text:span><text:span text:style-name="T563">biological</text:span><text:span text:style-name="T564"> </text:span><text:span text:style-name="T565">categories</text:span><text:span text:style-name="T566">:</text:span><text:span text:style-name="T567"> </text:span><text:span text:style-name="T568">New</text:span><text:span text:style-name="T569"> </text:span><text:span text:style-name="T570">foundations</text:span><text:span text:style-name="T571"> </text:span><text:span text:style-name="T572">for</text:span><text:span text:style-name="T573"> </text:span><text:span text:style-name="T574">realism</text:span>. Cambridge, Mass.: MIT Press.</text:p>
      <text:p text:style-name="Text_20_body">Miton, Helena, Nicolas Claidière et Hugo Mercier. 2015. Universal Cognitive Mechanisms Explain the Cultural Success of Bloodletting. <text:span text:style-name="T575">Evolution</text:span><text:span text:style-name="T576"> </text:span><text:span text:style-name="T577">and</text:span><text:span text:style-name="T578"> </text:span><text:span text:style-name="T579">Human</text:span><text:span text:style-name="T580"> </text:span><text:span text:style-name="T581">Behavior</text:span> 36(4). 303‑312.</text:p>
      <text:p text:style-name="Text_20_body">Morin, Olivier. 2013. How portraits turned their eyes upon us: Visual preferences and demographic change in cultural evolution. <text:span text:style-name="T582">Evolution</text:span><text:span text:style-name="T583"> </text:span><text:span text:style-name="T584">and</text:span><text:span text:style-name="T585"> </text:span><text:span text:style-name="T586">Human</text:span><text:span text:style-name="T587"> </text:span><text:span text:style-name="T588">Behavior</text:span> 34(3). 222‑229.</text:p>
      <text:p text:style-name="Text_20_body">Moussaïd, Mehdi, Henry Brighton et Wolfgang Gaissmaier. 2015. The amplification of risk in experimental diffusion chains. <text:span text:style-name="T589">Proceedings</text:span><text:span text:style-name="T590"> </text:span><text:span text:style-name="T591">of</text:span><text:span text:style-name="T592"> </text:span><text:span text:style-name="T593">the</text:span><text:span text:style-name="T594"> </text:span><text:span text:style-name="T595">National</text:span><text:span text:style-name="T596"> </text:span><text:span text:style-name="T597">Academy</text:span><text:span text:style-name="T598"> </text:span><text:span text:style-name="T599">of</text:span><text:span text:style-name="T600"> </text:span><text:span text:style-name="T601">Sciences</text:span> 112(18). 5631‑5636.</text:p>
      <text:p text:style-name="Text_20_body">Myin, Erik. 2003. An Account of Color without a Subject? <text:span text:style-name="T602">Behavioral</text:span><text:span text:style-name="T603"> </text:span><text:span text:style-name="T604">and</text:span><text:span text:style-name="T605"> </text:span><text:span text:style-name="T606">Brain</text:span><text:span text:style-name="T607"> </text:span><text:span text:style-name="T608">Sciences</text:span> 26(01). 42‑43.</text:p>
      <text:p text:style-name="Text_20_body">Neumann-Held, Eva M. 2001. Let’s Talk About Genes: The Process Molecular Gene Concept and Its Context. In Susan Oyama, Paul Griffiths et Russell D Gray (éd.), <text:span text:style-name="T609">Cycles</text:span><text:span text:style-name="T610"> </text:span><text:span text:style-name="T611">of</text:span><text:span text:style-name="T612"> </text:span><text:span text:style-name="T613">contingency</text:span><text:span text:style-name="T614">:</text:span><text:span text:style-name="T615"> </text:span><text:span text:style-name="T616">Developmental</text:span><text:span text:style-name="T617"> </text:span><text:span text:style-name="T618">systems</text:span><text:span text:style-name="T619"> </text:span><text:span text:style-name="T620">and</text:span><text:span text:style-name="T621"> </text:span><text:span text:style-name="T622">evolution</text:span>, 69‑84. Cambridge, Mass.: MIT Press.</text:p>
      <text:p text:style-name="Text_20_body">O’Regan, J. Kevin et Alva Noë. 2001. A Sensorimotor Account of Vision and Visual Consciousness. <text:span text:style-name="T623">Behavioral</text:span><text:span text:style-name="T624"> </text:span><text:span text:style-name="T625">and</text:span><text:span text:style-name="T626"> </text:span><text:span text:style-name="T627">Brain</text:span><text:span text:style-name="T628"> </text:span><text:span text:style-name="T629">Sciences</text:span> 24(05). 939‑973.</text:p>
      <text:p text:style-name="Text_20_body">Oyama, Susan, Paul Griffiths et Russell D Gray. 2001. <text:span text:style-name="T630">Cycles</text:span><text:span text:style-name="T631"> </text:span><text:span text:style-name="T632">of</text:span><text:span text:style-name="T633"> </text:span><text:span text:style-name="T634">contingency</text:span><text:span text:style-name="T635">:</text:span><text:span text:style-name="T636"> </text:span><text:span text:style-name="T637">Developmental</text:span><text:span text:style-name="T638"> </text:span><text:span text:style-name="T639">systems</text:span><text:span text:style-name="T640"> </text:span><text:span text:style-name="T641">and</text:span><text:span text:style-name="T642"> </text:span><text:span text:style-name="T643">evolution</text:span>. Cambridge, Mass.: MIT Press.</text:p>
      <text:p text:style-name="Text_20_body">Pigliucci, Massimo. 2007. Do We Need an Extended Evolutionary Synthesis? <text:span text:style-name="T644">Evolution</text:span> 61(12). 2743‑2749.</text:p>
      <text:p text:style-name="Text_20_body">Simmons, Matthew P., Lada A. Adamic et Eytan Adar. 2011. Memes Online: Extracted, Subtracted, Injected, and Recollected. In, <text:span text:style-name="T645">Proceedings</text:span><text:span text:style-name="T646"> </text:span><text:span text:style-name="T647">of</text:span><text:span text:style-name="T648"> </text:span><text:span text:style-name="T649">the</text:span><text:span text:style-name="T650"> </text:span><text:span text:style-name="T651">Fifth</text:span><text:span text:style-name="T652"> </text:span><text:span text:style-name="T653">International</text:span><text:span text:style-name="T654"> </text:span><text:span text:style-name="T655">AAAI</text:span><text:span text:style-name="T656"> </text:span><text:span text:style-name="T657">Conference</text:span><text:span text:style-name="T658"> </text:span><text:span text:style-name="T659">on</text:span><text:span text:style-name="T660"> </text:span><text:span text:style-name="T661">Weblogs</text:span><text:span text:style-name="T662"> </text:span><text:span text:style-name="T663">and</text:span><text:span text:style-name="T664"> </text:span><text:span text:style-name="T665">Social</text:span><text:span text:style-name="T666"> </text:span><text:span text:style-name="T667">Media</text:span>, 353‑360.</text:p>
      <text:p text:style-name="Text_20_body">Slingerland, Edward G. 2008. <text:span text:style-name="T668">What</text:span><text:span text:style-name="T669"> </text:span><text:span text:style-name="T670">science</text:span><text:span text:style-name="T671"> </text:span><text:span text:style-name="T672">offers</text:span><text:span text:style-name="T673"> </text:span><text:span text:style-name="T674">the</text:span><text:span text:style-name="T675"> </text:span><text:span text:style-name="T676">humanities</text:span><text:span text:style-name="T677">:</text:span><text:span text:style-name="T678"> </text:span><text:span text:style-name="T679">Integrating</text:span><text:span text:style-name="T680"> </text:span><text:span text:style-name="T681">body</text:span><text:span text:style-name="T682"> </text:span><text:span text:style-name="T683">and</text:span><text:span text:style-name="T684"> </text:span><text:span text:style-name="T685">culture</text:span>. Cambridge; New York: Cambridge University Press.</text:p>
      <text:p text:style-name="Text_20_body">Sperber, Dan. 1996. <text:span text:style-name="T686">Explaining</text:span><text:span text:style-name="T687"> </text:span><text:span text:style-name="T688">culture</text:span><text:span text:style-name="T689">:</text:span><text:span text:style-name="T690"> </text:span><text:span text:style-name="T691">A</text:span><text:span text:style-name="T692"> </text:span><text:span text:style-name="T693">naturalistic</text:span><text:span text:style-name="T694"> </text:span><text:span text:style-name="T695">approach</text:span>. Oxford, UK; Cambridge, Mass.: Blackwell.</text:p>
      <text:p text:style-name="Text_20_body">Sperber, Dan et Deirdre Wilson. 1995[1986]. <text:span text:style-name="T696">Relevance</text:span><text:span text:style-name="T697">:</text:span><text:span text:style-name="T698"> </text:span><text:span text:style-name="T699">Communication</text:span><text:span text:style-name="T700"> </text:span><text:span text:style-name="T701">and</text:span><text:span text:style-name="T702"> </text:span><text:span text:style-name="T703">Cognition</text:span>. Oxford UK &amp; Cambridge USA: Blackwell.</text:p>
      <text:p text:style-name="Text_20_body">Thompson, Evan. 2007. <text:span text:style-name="T704">Mind</text:span><text:span text:style-name="T705"> </text:span><text:span text:style-name="T706">in</text:span><text:span text:style-name="T707"> </text:span><text:span text:style-name="T708">Life</text:span><text:span text:style-name="T709">:</text:span><text:span text:style-name="T710"> </text:span><text:span text:style-name="T711">Biology</text:span><text:span text:style-name="T712">,</text:span><text:span text:style-name="T713"> </text:span><text:span text:style-name="T714">Phenomenology</text:span><text:span text:style-name="T715">,</text:span><text:span text:style-name="T716"> </text:span><text:span text:style-name="T717">and</text:span><text:span text:style-name="T718"> </text:span><text:span text:style-name="T719">the</text:span><text:span text:style-name="T720"> </text:span><text:span text:style-name="T721">Sciences</text:span><text:span text:style-name="T722"> </text:span><text:span text:style-name="T723">of</text:span><text:span text:style-name="T724"> </text:span><text:span text:style-name="T725">Mind</text:span>. Cambridge, Mass.: Belknap Press of Harvard University Press.</text:p>
      <text:p text:style-name="Text_20_body">Tooby, John et Leda Cosmides. 1992. The Psychological Foundations of Culture. In Jerome H. Barkow, Leda Cosmides et John Tooby (éd.), <text:span text:style-name="T726">The</text:span><text:span text:style-name="T727"> </text:span><text:span text:style-name="T728">Adapted</text:span><text:span text:style-name="T729"> </text:span><text:span text:style-name="T730">Mind</text:span><text:span text:style-name="T731">:</text:span><text:span text:style-name="T732"> </text:span><text:span text:style-name="T733">Evolutionary</text:span><text:span text:style-name="T734"> </text:span><text:span text:style-name="T735">Psychology</text:span><text:span text:style-name="T736"> </text:span><text:span text:style-name="T737">and</text:span><text:span text:style-name="T738"> </text:span><text:span text:style-name="T739">the</text:span><text:span text:style-name="T740"> </text:span><text:span text:style-name="T741">Generation</text:span><text:span text:style-name="T742"> </text:span><text:span text:style-name="T743">of</text:span><text:span text:style-name="T744"> </text:span><text:span text:style-name="T745">Culture</text:span>, 19‑136. New York, NY: Oxford University Press.</text:p>
      <text:p text:style-name="Text_20_body">Torrance, Steve. 2006. In search of the enactive: Introduction to special issue on enactive experience. <text:span text:style-name="T746">Phenomenology</text:span><text:span text:style-name="T747"> </text:span><text:span text:style-name="T748">and</text:span><text:span text:style-name="T749"> </text:span><text:span text:style-name="T750">the</text:span><text:span text:style-name="T751"> </text:span><text:span text:style-name="T752">Cognitive</text:span><text:span text:style-name="T753"> </text:span><text:span text:style-name="T754">Sciences</text:span> 4(4). 357‑368.</text:p>
      <text:p text:style-name="Text_20_body">Varela, Francisco, Evan Thompson et Eleanor Rosch. 1991. <text:span text:style-name="T755">The</text:span><text:span text:style-name="T756"> </text:span><text:span text:style-name="T757">Embodied</text:span><text:span text:style-name="T758"> </text:span><text:span text:style-name="T759">Mind</text:span><text:span text:style-name="T760">:</text:span><text:span text:style-name="T761"> </text:span><text:span text:style-name="T762">Cognitive</text:span><text:span text:style-name="T763"> </text:span><text:span text:style-name="T764">Science</text:span><text:span text:style-name="T765"> </text:span><text:span text:style-name="T766">and</text:span><text:span text:style-name="T767"> </text:span><text:span text:style-name="T768">Human</text:span><text:span text:style-name="T769"> </text:span><text:span text:style-name="T770">Experience</text:span>. MIT Press.</text:p>
      <text:p text:style-name="Text_20_body">West-Eberhard, Mary Jane. 2003. <text:span text:style-name="T771">Developmental</text:span><text:span text:style-name="T772"> </text:span><text:span text:style-name="T773">Plasticity</text:span><text:span text:style-name="T774"> </text:span><text:span text:style-name="T775">and</text:span><text:span text:style-name="T776"> </text:span><text:span text:style-name="T777">Evolution</text:span>. Oxford; New York: Oxford University Press.</text:p>
      <text:p text:style-name="Text_20_body">Wittgenstein, Ludwig et Gertrude Elizabeth Margaret Anscombe. 1958[1953]. <text:span text:style-name="T778">Philosophical</text:span><text:span text:style-name="T779"> </text:span><text:span text:style-name="T780">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